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E000003433F81EE048DB89811.png" manifest:media-type="image/png"/>
  <manifest:file-entry manifest:full-path="Pictures/10000001000005A4000002E343754A75CE923E9F.png" manifest:media-type="image/png"/>
  <manifest:file-entry manifest:full-path="Pictures/100000010000076A000003DA91A7D230F6A015E0.png" manifest:media-type="image/png"/>
  <manifest:file-entry manifest:full-path="Pictures/1000000100000765000003D06AC0A7CA5B83C230.png" manifest:media-type="image/png"/>
  <manifest:file-entry manifest:full-path="Pictures/1000000100000452000002D288B4AAF57C33FFA5.png" manifest:media-type="image/png"/>
  <manifest:file-entry manifest:full-path="Pictures/100000010000047A000003D5E2E011FE73DBD67B.png" manifest:media-type="image/png"/>
  <manifest:file-entry manifest:full-path="Pictures/10000001000004220000028245F490A105F442D2.png" manifest:media-type="image/png"/>
  <manifest:file-entry manifest:full-path="Pictures/100000010000077F000004003E7304DCDA8EAACE.png" manifest:media-type="image/png"/>
  <manifest:file-entry manifest:full-path="Pictures/10000001000002B5000001BE0DF864DC3715C37B.png" manifest:media-type="image/png"/>
  <manifest:file-entry manifest:full-path="Pictures/100000010000049900000368938054CDE32A3E54.png" manifest:media-type="image/png"/>
  <manifest:file-entry manifest:full-path="Pictures/10000001000002EA0000028085B6B8FC45CC7B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Obraz1" text:anchor-type="char" svg:x="0cm" svg:y="0.439cm" svg:width="17cm" svg:height="7.525cm" draw:z-index="0"><draw:image xlink:href="Pictures/100000010000075E000003433F81EE048DB898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Obraz2" text:anchor-type="char" svg:width="17cm" svg:height="8.7cm" draw:z-index="1"><draw:image xlink:href="Pictures/10000001000005A4000002E343754A75CE923E9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Obraz3" text:anchor-type="char" svg:width="17cm" svg:height="8.763cm" draw:z-index="2"><draw:image xlink:href="Pictures/1000000100000765000003D06AC0A7CA5B83C230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Obraz4" text:anchor-type="char" svg:width="17cm" svg:height="8.834cm" draw:z-index="3"><draw:image xlink:href="Pictures/100000010000076A000003DA91A7D230F6A015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5" text:anchor-type="char" svg:x="0.134cm" svg:y="0.66cm" svg:width="17cm" svg:height="14.552cm" draw:z-index="4"><draw:image xlink:href="Pictures/100000010000047A000003D5E2E011FE73DBD67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Obraz6" text:anchor-type="char" svg:x="-0.106cm" svg:y="0.169cm" svg:width="17cm" svg:height="9.072cm" draw:z-index="5"><draw:image xlink:href="Pictures/100000010000077F000004003E7304DCDA8EAACE.png" xlink:type="simple" xlink:show="embed" xlink:actuate="onLoad" draw:mime-type="image/png"/></draw:frame></text:p>
      <text:p text:style-name="Standard"><draw:frame draw:style-name="fr3" draw:name="Obraz7" text:anchor-type="char" svg:x="0.076cm" svg:y="0.445cm" svg:width="17cm" svg:height="11.097cm" draw:z-index="6"><draw:image xlink:href="Pictures/1000000100000452000002D288B4AAF57C33FF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Obraz8" text:anchor-type="char" svg:width="17cm" svg:height="10.315cm" draw:z-index="7"><draw:image xlink:href="Pictures/10000001000004220000028245F490A105F442D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Obraz9" text:anchor-type="char" svg:width="17cm" svg:height="12.594cm" draw:z-index="8"><draw:image xlink:href="Pictures/100000010000049900000368938054CDE32A3E54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Obraz10" text:anchor-type="char" svg:width="17cm" svg:height="10.941cm" draw:z-index="9"><draw:image xlink:href="Pictures/10000001000002B5000001BE0DF864DC3715C37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Obraz11" text:anchor-type="char" svg:width="17cm" svg:height="14.584cm" draw:z-index="10"><draw:image xlink:href="Pictures/10000001000002EA0000028085B6B8FC45CC7BB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23:50:47.651000000</dc:date>
    <meta:editing-duration>PT8H38M42S</meta:editing-duration>
    <meta:editing-cycles>6</meta:editing-cycles>
    <meta:generator>LibreOffice/7.4.3.2$Windows_X86_64 LibreOffice_project/1048a8393ae2eeec98dff31b5c133c5f1d08b890</meta:generator>
    <meta:document-statistic meta:table-count="0" meta:image-count="11" meta:object-count="0" meta:page-count="8" meta:paragraph-count="0" meta:word-count="0" meta:character-count="0" meta:non-whitespace-character-count="0"/>
  </office:meta>
</office:document-meta>
</file>